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3.261cm"/>
    </style:style>
    <style:style style:name="Table1.B" style:family="table-column">
      <style:table-column-properties style:column-width="2.521cm"/>
    </style:style>
    <style:style style:name="Table1.C" style:family="table-column">
      <style:table-column-properties style:column-width="13.219cm"/>
    </style:style>
    <style:style style:name="Table1.A1" style:family="table-cell">
      <style:table-cell-properties fo:padding="0.15cm" fo:border-left="0.5pt solid #000000" fo:border-right="none" fo:border-top="0.5pt solid #000000" fo:border-bottom="0.5pt solid #000000"/>
    </style:style>
    <style:style style:name="Table1.C1" style:family="table-cell">
      <style:table-cell-properties fo:padding="0.15cm" fo:border="0.5pt solid #000000"/>
    </style:style>
    <style:style style:name="Table1.A2" style:family="table-cell">
      <style:table-cell-properties fo:padding="0.15cm" fo:border-left="0.5pt solid #000000" fo:border-right="none" fo:border-top="none" fo:border-bottom="0.5pt solid #000000"/>
    </style:style>
    <style:style style:name="Table1.C2" style:family="table-cell">
      <style:table-cell-properties fo:padding="0.15cm" fo:border-left="0.5pt solid #000000" fo:border-right="0.5pt solid #000000" fo:border-top="none" fo:border-bottom="0.5pt solid #000000"/>
    </style:style>
    <style:style style:name="Table2" style:family="table">
      <style:table-properties style:width="19.001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2.521cm"/>
    </style:style>
    <style:style style:name="Table2.C" style:family="table-column">
      <style:table-column-properties style:column-width="13.219cm"/>
    </style:style>
    <style:style style:name="Table2.A1" style:family="table-cell">
      <style:table-cell-properties fo:padding="0.15cm" fo:border-left="0.5pt solid #000000" fo:border-right="none" fo:border-top="0.5pt solid #000000" fo:border-bottom="0.5pt solid #000000"/>
    </style:style>
    <style:style style:name="Table2.C1" style:family="table-cell">
      <style:table-cell-properties fo:padding="0.15cm" fo:border="0.5pt solid #000000"/>
    </style:style>
    <style:style style:name="Table2.A2" style:family="table-cell">
      <style:table-cell-properties fo:padding="0.15cm" fo:border-left="0.5pt solid #000000" fo:border-right="none" fo:border-top="none" fo:border-bottom="0.5pt solid #000000"/>
    </style:style>
    <style:style style:name="Table2.C2" style:family="table-cell">
      <style:table-cell-properties fo:padding="0.15cm" fo:border-left="0.5pt solid #000000" fo:border-right="0.5pt solid #000000" fo:border-top="none" fo:border-bottom="0.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602cm" style:rel-column-width="8973*"/>
    </style:style>
    <style:style style:name="Table3.B" style:family="table-column">
      <style:table-column-properties style:column-width="2.417cm" style:rel-column-width="8334*"/>
    </style:style>
    <style:style style:name="Table3.C" style:family="table-column">
      <style:table-column-properties style:column-width="2.492cm" style:rel-column-width="8596*"/>
    </style:style>
    <style:style style:name="Table3.D" style:family="table-column">
      <style:table-column-properties style:column-width="2.773cm" style:rel-column-width="9563*"/>
    </style:style>
    <style:style style:name="Table3.E" style:family="table-column">
      <style:table-column-properties style:column-width="2.727cm" style:rel-column-width="9405*"/>
    </style:style>
    <style:style style:name="Table3.F" style:family="table-column">
      <style:table-column-properties style:column-width="2.859cm" style:rel-column-width="9861*"/>
    </style:style>
    <style:style style:name="Table3.G" style:family="table-column">
      <style:table-column-properties style:column-width="3.133cm" style:rel-column-width="108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left"/>
    </style:style>
    <style:style style:name="Table4.A" style:family="table-column">
      <style:table-column-properties style:column-width="3.261cm"/>
    </style:style>
    <style:style style:name="Table4.B" style:family="table-column">
      <style:table-column-properties style:column-width="2.521cm"/>
    </style:style>
    <style:style style:name="Table4.C" style:family="table-column">
      <style:table-column-properties style:column-width="13.219cm"/>
    </style:style>
    <style:style style:name="Table4.A1" style:family="table-cell">
      <style:table-cell-properties fo:padding="0.15cm" fo:border-left="0.5pt solid #000000" fo:border-right="none" fo:border-top="0.5pt solid #000000" fo:border-bottom="0.5pt solid #000000"/>
    </style:style>
    <style:style style:name="Table4.C1" style:family="table-cell">
      <style:table-cell-properties fo:padding="0.15cm" fo:border="0.5pt solid #000000"/>
    </style:style>
    <style:style style:name="Table4.A2" style:family="table-cell">
      <style:table-cell-properties fo:padding="0.15cm" fo:border-left="0.5pt solid #000000" fo:border-right="none" fo:border-top="none" fo:border-bottom="0.5pt solid #000000"/>
    </style:style>
    <style:style style:name="Table4.C2" style:family="table-cell">
      <style:table-cell-properties fo:padding="0.15cm" fo:border-left="0.5pt solid #000000" fo:border-right="0.5pt solid #000000" fo:border-top="none" fo:border-bottom="0.5pt solid #000000"/>
    </style:style>
    <style:style style:name="Table5" style:family="table">
      <style:table-properties style:width="19.001cm" table:align="left"/>
    </style:style>
    <style:style style:name="Table5.A" style:family="table-column">
      <style:table-column-properties style:column-width="3.261cm"/>
    </style:style>
    <style:style style:name="Table5.B" style:family="table-column">
      <style:table-column-properties style:column-width="2.521cm"/>
    </style:style>
    <style:style style:name="Table5.C" style:family="table-column">
      <style:table-column-properties style:column-width="13.219cm"/>
    </style:style>
    <style:style style:name="Table5.A1" style:family="table-cell">
      <style:table-cell-properties fo:padding="0.15cm" fo:border-left="0.5pt solid #000000" fo:border-right="none" fo:border-top="0.5pt solid #000000" fo:border-bottom="0.5pt solid #000000"/>
    </style:style>
    <style:style style:name="Table5.C1" style:family="table-cell">
      <style:table-cell-properties fo:padding="0.15cm" fo:border="0.5pt solid #000000"/>
    </style:style>
    <style:style style:name="Table5.A2" style:family="table-cell">
      <style:table-cell-properties fo:padding="0.15cm" fo:border-left="0.5pt solid #000000" fo:border-right="none" fo:border-top="none" fo:border-bottom="0.5pt solid #000000"/>
    </style:style>
    <style:style style:name="Table5.C2" style:family="table-cell">
      <style:table-cell-properties fo:padding="0.15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6d0d" officeooo:paragraph-rsid="000c6d0d"/>
    </style:style>
    <style:style style:name="P2" style:family="paragraph" style:parent-style-name="Standard">
      <style:text-properties officeooo:rsid="000ff77d" officeooo:paragraph-rsid="000ff77d"/>
    </style:style>
    <style:style style:name="P3" style:family="paragraph" style:parent-style-name="Standard">
      <style:text-properties officeooo:rsid="000ff77d" officeooo:paragraph-rsid="00235094"/>
    </style:style>
    <style:style style:name="P4" style:family="paragraph" style:parent-style-name="Standard">
      <style:text-properties officeooo:rsid="0011333b" officeooo:paragraph-rsid="0011333b"/>
    </style:style>
    <style:style style:name="P5" style:family="paragraph" style:parent-style-name="Standard">
      <style:text-properties officeooo:paragraph-rsid="0012ee54"/>
    </style:style>
    <style:style style:name="P6" style:family="paragraph" style:parent-style-name="Standard">
      <style:text-properties officeooo:paragraph-rsid="000ff77d"/>
    </style:style>
    <style:style style:name="P7" style:family="paragraph" style:parent-style-name="Standard">
      <style:text-properties officeooo:paragraph-rsid="0014df84"/>
    </style:style>
    <style:style style:name="P8" style:family="paragraph" style:parent-style-name="Standard">
      <style:text-properties style:font-name="Gillius ADF No2" fo:font-size="11pt" officeooo:rsid="0021d6b6" officeooo:paragraph-rsid="000ff77d"/>
    </style:style>
    <style:style style:name="P9" style:family="paragraph" style:parent-style-name="Standard">
      <style:text-properties officeooo:rsid="0026abba" officeooo:paragraph-rsid="0026abba"/>
    </style:style>
    <style:style style:name="P10" style:family="paragraph" style:parent-style-name="Standard">
      <style:text-properties officeooo:rsid="0027e8fa" officeooo:paragraph-rsid="0027e8fa"/>
    </style:style>
    <style:style style:name="P11" style:family="paragraph" style:parent-style-name="Heading_20_2">
      <style:text-properties officeooo:paragraph-rsid="00474d1c"/>
    </style:style>
    <style:style style:name="P12" style:family="paragraph" style:parent-style-name="Heading_20_2">
      <style:text-properties officeooo:paragraph-rsid="006da64d"/>
    </style:style>
    <style:style style:name="P13" style:family="paragraph" style:parent-style-name="Standard">
      <style:text-properties officeooo:rsid="0011333b" officeooo:paragraph-rsid="00474d1c"/>
    </style:style>
    <style:style style:name="P14" style:family="paragraph" style:parent-style-name="Standard">
      <style:text-properties officeooo:rsid="0011333b" officeooo:paragraph-rsid="006da64d"/>
    </style:style>
    <style:style style:name="P15" style:family="paragraph" style:parent-style-name="Standard">
      <style:text-properties officeooo:rsid="00315756" officeooo:paragraph-rsid="00474d1c"/>
    </style:style>
    <style:style style:name="P16" style:family="paragraph" style:parent-style-name="Standard">
      <style:text-properties officeooo:rsid="00315756" officeooo:paragraph-rsid="006da64d"/>
    </style:style>
    <style:style style:name="P17" style:family="paragraph" style:parent-style-name="Standard">
      <style:text-properties style:font-name="Gillius ADF No2" fo:font-size="11pt" officeooo:rsid="00378e97" officeooo:paragraph-rsid="00474d1c"/>
    </style:style>
    <style:style style:name="P18" style:family="paragraph" style:parent-style-name="Standard">
      <style:text-properties style:font-name="Gillius ADF No2" fo:font-size="11pt" officeooo:rsid="00393845" officeooo:paragraph-rsid="00474d1c"/>
    </style:style>
    <style:style style:name="P19" style:family="paragraph" style:parent-style-name="Standard">
      <style:text-properties style:font-name="Gillius ADF No2" fo:font-size="11pt" officeooo:rsid="00393845" officeooo:paragraph-rsid="006da64d"/>
    </style:style>
    <style:style style:name="P20" style:family="paragraph" style:parent-style-name="Standard">
      <style:text-properties style:font-name="Gillius ADF No2" fo:font-size="11pt" officeooo:rsid="0034ea12" officeooo:paragraph-rsid="00474d1c"/>
    </style:style>
    <style:style style:name="P21" style:family="paragraph" style:parent-style-name="Standard">
      <style:text-properties style:font-name="Gillius ADF No2" fo:font-size="11pt" officeooo:rsid="000ff77d" officeooo:paragraph-rsid="00474d1c"/>
    </style:style>
    <style:style style:name="P22" style:family="paragraph" style:parent-style-name="Standard">
      <style:text-properties style:font-name="Gillius ADF No2" fo:font-size="11pt" officeooo:rsid="000ff77d" officeooo:paragraph-rsid="005b0bb7"/>
    </style:style>
    <style:style style:name="P23" style:family="paragraph" style:parent-style-name="Standard">
      <style:text-properties style:font-name="Gillius ADF No2" fo:font-size="11pt" officeooo:rsid="000ff77d" officeooo:paragraph-rsid="006da64d"/>
    </style:style>
    <style:style style:name="P24" style:family="paragraph" style:parent-style-name="Standard">
      <style:text-properties officeooo:rsid="0043cc3e" officeooo:paragraph-rsid="00474d1c"/>
    </style:style>
    <style:style style:name="P25" style:family="paragraph" style:parent-style-name="Standard">
      <style:text-properties officeooo:rsid="000c6d0d" officeooo:paragraph-rsid="00474d1c"/>
    </style:style>
    <style:style style:name="P26" style:family="paragraph" style:parent-style-name="Standard">
      <style:text-properties officeooo:rsid="000c6d0d" officeooo:paragraph-rsid="006da64d"/>
    </style:style>
    <style:style style:name="P27" style:family="paragraph" style:parent-style-name="Standard">
      <style:text-properties officeooo:rsid="000ff77d" officeooo:paragraph-rsid="00474d1c"/>
    </style:style>
    <style:style style:name="P28" style:family="paragraph" style:parent-style-name="Standard">
      <style:text-properties officeooo:rsid="0026abba" officeooo:paragraph-rsid="00474d1c"/>
    </style:style>
    <style:style style:name="P29" style:family="paragraph" style:parent-style-name="Standard">
      <style:text-properties officeooo:rsid="0027e8fa" officeooo:paragraph-rsid="00474d1c"/>
    </style:style>
    <style:style style:name="P30" style:family="paragraph" style:parent-style-name="Standard">
      <style:text-properties officeooo:paragraph-rsid="00474d1c"/>
    </style:style>
    <style:style style:name="P31" style:family="paragraph" style:parent-style-name="Standard">
      <style:text-properties officeooo:rsid="004d606c" officeooo:paragraph-rsid="004d606c"/>
    </style:style>
    <style:style style:name="P32" style:family="paragraph" style:parent-style-name="Standard">
      <style:text-properties officeooo:rsid="005f26a8" officeooo:paragraph-rsid="00626d01"/>
    </style:style>
    <style:style style:name="P33" style:family="paragraph" style:parent-style-name="Standard">
      <style:text-properties officeooo:rsid="005f26a8" officeooo:paragraph-rsid="006da64d"/>
    </style:style>
    <style:style style:name="P34" style:family="paragraph" style:parent-style-name="Standard">
      <style:text-properties officeooo:paragraph-rsid="00626d01"/>
    </style:style>
    <style:style style:name="P35" style:family="paragraph" style:parent-style-name="Standard">
      <style:text-properties officeooo:paragraph-rsid="006da64d"/>
    </style:style>
    <style:style style:name="P36" style:family="paragraph" style:parent-style-name="Standard">
      <style:text-properties officeooo:rsid="006e20ee" officeooo:paragraph-rsid="006e20ee"/>
    </style:style>
    <style:style style:name="P37" style:family="paragraph" style:parent-style-name="Standard">
      <style:text-properties officeooo:rsid="0072160b" officeooo:paragraph-rsid="0072160b"/>
    </style:style>
    <style:style style:name="P38" style:family="paragraph" style:parent-style-name="Table_20_Contents">
      <style:text-properties officeooo:rsid="003eae19" officeooo:paragraph-rsid="00474d1c"/>
    </style:style>
    <style:style style:name="P39" style:family="paragraph" style:parent-style-name="Table_20_Contents">
      <style:text-properties officeooo:rsid="0042beb5" officeooo:paragraph-rsid="00474d1c"/>
    </style:style>
    <style:style style:name="P40" style:family="paragraph" style:parent-style-name="Table_20_Contents">
      <style:text-properties officeooo:rsid="0040c61d" officeooo:paragraph-rsid="00474d1c"/>
    </style:style>
    <style:style style:name="T1" style:family="text">
      <style:text-properties officeooo:rsid="000e3dea"/>
    </style:style>
    <style:style style:name="T2" style:family="text">
      <style:text-properties officeooo:rsid="00111150"/>
    </style:style>
    <style:style style:name="T3" style:family="text">
      <style:text-properties officeooo:rsid="0011333b"/>
    </style:style>
    <style:style style:name="T4" style:family="text">
      <style:text-properties style:font-name="Gillius ADF No2" fo:font-size="11pt"/>
    </style:style>
    <style:style style:name="T5" style:family="text">
      <style:text-properties style:font-name="Gillius ADF No2" fo:font-size="11pt" officeooo:rsid="0012ee54"/>
    </style:style>
    <style:style style:name="T6" style:family="text">
      <style:text-properties style:font-name="Gillius ADF No2" fo:font-size="11pt" officeooo:rsid="000ff77d"/>
    </style:style>
    <style:style style:name="T7" style:family="text">
      <style:text-properties style:font-name="Gillius ADF No2" fo:font-size="11pt" officeooo:rsid="00163295"/>
    </style:style>
    <style:style style:name="T8" style:family="text">
      <style:text-properties style:font-name="Gillius ADF No2" fo:font-size="11pt" officeooo:rsid="00176e65"/>
    </style:style>
    <style:style style:name="T9" style:family="text">
      <style:text-properties style:font-name="Gillius ADF No2" fo:font-size="11pt" officeooo:rsid="0014df84"/>
    </style:style>
    <style:style style:name="T10" style:family="text">
      <style:text-properties style:font-name="Gillius ADF No2" fo:font-size="11pt" officeooo:rsid="00235094"/>
    </style:style>
    <style:style style:name="T11" style:family="text">
      <style:text-properties style:font-name="Gillius ADF No2" fo:font-size="11pt" officeooo:rsid="00266d42"/>
    </style:style>
    <style:style style:name="T12" style:family="text">
      <style:text-properties style:font-name="Gillius ADF No2" fo:font-size="11pt" officeooo:rsid="00315756"/>
    </style:style>
    <style:style style:name="T13" style:family="text">
      <style:text-properties style:font-name="Gillius ADF No2" fo:font-size="11pt" officeooo:rsid="0034ea12"/>
    </style:style>
    <style:style style:name="T14" style:family="text">
      <style:text-properties style:font-name="Gillius ADF No2" fo:font-size="11pt" officeooo:rsid="00378e97"/>
    </style:style>
    <style:style style:name="T15" style:family="text">
      <style:text-properties style:font-name="Gillius ADF No2" fo:font-size="11pt" officeooo:rsid="004a7a0a"/>
    </style:style>
    <style:style style:name="T16" style:family="text">
      <style:text-properties style:font-name="Gillius ADF No2" fo:font-size="11pt" officeooo:rsid="004d606c"/>
    </style:style>
    <style:style style:name="T17" style:family="text">
      <style:text-properties style:font-name="Gillius ADF No2" fo:font-size="11pt" officeooo:rsid="004f413b"/>
    </style:style>
    <style:style style:name="T18" style:family="text">
      <style:text-properties style:font-name="Gillius ADF No2" fo:font-size="11pt" officeooo:rsid="00516a3a"/>
    </style:style>
    <style:style style:name="T19" style:family="text">
      <style:text-properties style:font-name="Gillius ADF No2" fo:font-size="11pt" officeooo:rsid="00516d9a"/>
    </style:style>
    <style:style style:name="T20" style:family="text">
      <style:text-properties style:font-name="Gillius ADF No2" fo:font-size="11pt" officeooo:rsid="0052ed31"/>
    </style:style>
    <style:style style:name="T21" style:family="text">
      <style:text-properties style:font-name="Gillius ADF No2" fo:font-size="11pt" officeooo:rsid="00393845"/>
    </style:style>
    <style:style style:name="T22" style:family="text">
      <style:text-properties style:font-name="Gillius ADF No2" fo:font-size="11pt" officeooo:rsid="0051ff33"/>
    </style:style>
    <style:style style:name="T23" style:family="text">
      <style:text-properties style:font-name="Gillius ADF No2" fo:font-size="11pt" officeooo:rsid="003bf632"/>
    </style:style>
    <style:style style:name="T24" style:family="text">
      <style:text-properties style:font-name="Gillius ADF No2" fo:font-size="11pt" officeooo:rsid="00549ec4"/>
    </style:style>
    <style:style style:name="T25" style:family="text">
      <style:text-properties style:font-name="Gillius ADF No2" fo:font-size="11pt" officeooo:rsid="003ab82c"/>
    </style:style>
    <style:style style:name="T26" style:family="text">
      <style:text-properties style:font-name="Gillius ADF No2" fo:font-size="11pt" officeooo:rsid="0054d2da"/>
    </style:style>
    <style:style style:name="T27" style:family="text">
      <style:text-properties style:font-name="Gillius ADF No2" fo:font-size="11pt" officeooo:rsid="0056226a"/>
    </style:style>
    <style:style style:name="T28" style:family="text">
      <style:text-properties style:font-name="Gillius ADF No2" fo:font-size="11pt" officeooo:rsid="0057a0ae"/>
    </style:style>
    <style:style style:name="T29" style:family="text">
      <style:text-properties style:font-name="Gillius ADF No2" fo:font-size="11pt" officeooo:rsid="005d903c"/>
    </style:style>
    <style:style style:name="T30" style:family="text">
      <style:text-properties style:font-name="Gillius ADF No2" fo:font-size="11pt" officeooo:rsid="00366ab4"/>
    </style:style>
    <style:style style:name="T31" style:family="text">
      <style:text-properties style:font-name="Gillius ADF No2" fo:font-size="11pt" officeooo:rsid="005997e1"/>
    </style:style>
    <style:style style:name="T32" style:family="text">
      <style:text-properties style:font-name="Gillius ADF No2" fo:font-size="11pt" officeooo:rsid="005f26a8"/>
    </style:style>
    <style:style style:name="T33" style:family="text">
      <style:text-properties style:font-name="Gillius ADF No2" fo:font-size="11pt" officeooo:rsid="005b0bb7"/>
    </style:style>
    <style:style style:name="T34" style:family="text">
      <style:text-properties style:font-name="Gillius ADF No2" fo:font-size="11pt" officeooo:rsid="0060ef4f"/>
    </style:style>
    <style:style style:name="T35" style:family="text">
      <style:text-properties style:font-name="Gillius ADF No2" fo:font-size="11pt" officeooo:rsid="00601bf9"/>
    </style:style>
    <style:style style:name="T36" style:family="text">
      <style:text-properties style:font-name="Gillius ADF No2" fo:font-size="11pt" officeooo:rsid="00626d01"/>
    </style:style>
    <style:style style:name="T37" style:family="text">
      <style:text-properties style:font-name="Gillius ADF No2" fo:font-size="11pt" officeooo:rsid="006339b1"/>
    </style:style>
    <style:style style:name="T38" style:family="text">
      <style:text-properties style:font-name="Gillius ADF No2" fo:font-size="11pt" officeooo:rsid="006f8557"/>
    </style:style>
    <style:style style:name="T39" style:family="text">
      <style:text-properties style:font-name="Gillius ADF No2" fo:font-size="11pt" officeooo:rsid="007048b7"/>
    </style:style>
    <style:style style:name="T40" style:family="text">
      <style:text-properties style:font-name="Gillius ADF No2" fo:font-size="11pt" officeooo:rsid="0072160b"/>
    </style:style>
    <style:style style:name="T41" style:family="text">
      <style:text-properties style:font-name="Gillius ADF No2" fo:font-size="11pt" officeooo:rsid="00761130"/>
    </style:style>
    <style:style style:name="T42" style:family="text">
      <style:text-properties style:font-name="Gillius ADF No2" fo:font-size="11pt" officeooo:rsid="0076cb9b"/>
    </style:style>
    <style:style style:name="T43" style:family="text">
      <style:text-properties style:font-name="Gillius ADF No2" fo:font-size="11pt" officeooo:rsid="0077eb8a"/>
    </style:style>
    <style:style style:name="T44" style:family="text">
      <style:text-properties style:font-name="Gillius ADF No2" fo:font-size="11pt" officeooo:rsid="007891d1"/>
    </style:style>
    <style:style style:name="T45" style:family="text">
      <style:text-properties style:font-name="Gillius ADF No2" fo:font-size="16.5pt" fo:font-weight="bold" officeooo:rsid="0012ee54"/>
    </style:style>
    <style:style style:name="T46" style:family="text">
      <style:text-properties style:font-name="Gillius ADF No2" fo:font-size="16.5pt" fo:font-weight="bold" officeooo:rsid="0013c109"/>
    </style:style>
    <style:style style:name="T47" style:family="text">
      <style:text-properties style:font-name="Gillius ADF No2" fo:font-size="16.5pt" fo:font-weight="bold" officeooo:rsid="0051ff33"/>
    </style:style>
    <style:style style:name="T48" style:family="text">
      <style:text-properties style:font-name="Gillius ADF No2" fo:font-size="16.5pt" fo:font-weight="bold" officeooo:rsid="006e20ee"/>
    </style:style>
    <style:style style:name="T49" style:family="text">
      <style:text-properties officeooo:rsid="0013c109"/>
    </style:style>
    <style:style style:name="T50" style:family="text">
      <style:text-properties officeooo:rsid="0014df84"/>
    </style:style>
    <style:style style:name="T51" style:family="text">
      <style:text-properties officeooo:rsid="0024dae6"/>
    </style:style>
    <style:style style:name="T52" style:family="text">
      <style:text-properties officeooo:rsid="00292a00"/>
    </style:style>
    <style:style style:name="T53" style:family="text">
      <style:text-properties officeooo:rsid="00302ef9"/>
    </style:style>
    <style:style style:name="T54" style:family="text">
      <style:text-properties officeooo:rsid="00315756"/>
    </style:style>
    <style:style style:name="T55" style:family="text">
      <style:text-properties officeooo:rsid="00361086"/>
    </style:style>
    <style:style style:name="T56" style:family="text">
      <style:text-properties officeooo:rsid="00366ab4"/>
    </style:style>
    <style:style style:name="T57" style:family="text">
      <style:text-properties officeooo:rsid="003ab82c"/>
    </style:style>
    <style:style style:name="T58" style:family="text">
      <style:text-properties officeooo:rsid="003bf632"/>
    </style:style>
    <style:style style:name="T59" style:family="text">
      <style:text-properties officeooo:rsid="003fcfda"/>
    </style:style>
    <style:style style:name="T60" style:family="text">
      <style:text-properties officeooo:rsid="0040c61d"/>
    </style:style>
    <style:style style:name="T61" style:family="text">
      <style:text-properties officeooo:rsid="0044256f"/>
    </style:style>
    <style:style style:name="T62" style:family="text">
      <style:text-properties officeooo:rsid="00474d1c"/>
    </style:style>
    <style:style style:name="T63" style:family="text">
      <style:text-properties officeooo:rsid="0048831b"/>
    </style:style>
    <style:style style:name="T64" style:family="text">
      <style:text-properties officeooo:rsid="000c6d0d"/>
    </style:style>
    <style:style style:name="T65" style:family="text">
      <style:text-properties officeooo:rsid="004ab2e6"/>
    </style:style>
    <style:style style:name="T66" style:family="text">
      <style:text-properties officeooo:rsid="004c5a83"/>
    </style:style>
    <style:style style:name="T67" style:family="text">
      <style:text-properties officeooo:rsid="004c89c3"/>
    </style:style>
    <style:style style:name="T68" style:family="text">
      <style:text-properties officeooo:rsid="004d3546"/>
    </style:style>
    <style:style style:name="T69" style:family="text">
      <style:text-properties officeooo:rsid="004d4c76"/>
    </style:style>
    <style:style style:name="T70" style:family="text">
      <style:text-properties officeooo:rsid="004d606c"/>
    </style:style>
    <style:style style:name="T71" style:family="text">
      <style:text-properties officeooo:rsid="004f413b"/>
    </style:style>
    <style:style style:name="T72" style:family="text">
      <style:text-properties officeooo:rsid="0050a14a"/>
    </style:style>
    <style:style style:name="T73" style:family="text">
      <style:text-properties officeooo:rsid="00516a3a"/>
    </style:style>
    <style:style style:name="T74" style:family="text">
      <style:text-properties officeooo:rsid="0052ed31"/>
    </style:style>
    <style:style style:name="T75" style:family="text">
      <style:text-properties officeooo:rsid="005997e1"/>
    </style:style>
    <style:style style:name="T76" style:family="text">
      <style:text-properties officeooo:rsid="005b0bb7"/>
    </style:style>
    <style:style style:name="T77" style:family="text">
      <style:text-properties officeooo:rsid="005c9d50"/>
    </style:style>
    <style:style style:name="T78" style:family="text">
      <style:text-properties officeooo:rsid="005d903c"/>
    </style:style>
    <style:style style:name="T79" style:family="text">
      <style:text-properties officeooo:rsid="00661070"/>
    </style:style>
    <style:style style:name="T80" style:family="text">
      <style:text-properties officeooo:rsid="0066eab3"/>
    </style:style>
    <style:style style:name="T81" style:family="text">
      <style:text-properties officeooo:rsid="0067cd89"/>
    </style:style>
    <style:style style:name="T82" style:family="text">
      <style:text-properties officeooo:rsid="0069f2d8"/>
    </style:style>
    <style:style style:name="T83" style:family="text">
      <style:text-properties officeooo:rsid="006e20ee"/>
    </style:style>
    <style:style style:name="T84" style:family="text">
      <style:text-properties officeooo:rsid="006f8557"/>
    </style:style>
    <style:style style:name="T85" style:family="text">
      <style:text-properties officeooo:rsid="006fa4c6"/>
    </style:style>
    <style:style style:name="T86" style:family="text">
      <style:text-properties officeooo:rsid="007048b7"/>
    </style:style>
    <style:style style:name="T87" style:family="text">
      <style:text-properties officeooo:rsid="0072160b"/>
    </style:style>
    <style:style style:name="T88" style:family="text">
      <style:text-properties officeooo:rsid="0073a709"/>
    </style:style>
    <style:style style:name="T89" style:family="text">
      <style:text-properties officeooo:rsid="0075721a"/>
    </style:style>
    <style:style style:name="T90" style:family="text">
      <style:text-properties officeooo:rsid="007605b3"/>
    </style:style>
    <style:style style:name="T91" style:family="text">
      <style:text-properties officeooo:rsid="007891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MX <text:span text:style-name="T49">controlled l</text:span>aser <text:span text:style-name="T49">(</text:span><text:span text:style-name="T45">channels</text:span><text:span text:style-name="T46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41983012320"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5"><text:span text:style-name="T3">Channel </text:span><text:span text:style-name="T5">A001</text:span></text:p>
          </table:table-cell>
          <table:table-cell table:style-name="Table1.C1" office:value-type="string">
            <text:p text:style-name="P4">Values</text:p>
          </table:table-cell>
        </table:table-row>
        <table:table-row table:style-name="TableLine94841983033552">
          <table:table-cell table:style-name="Table1.A2" office:value-type="string">
            <text:p text:style-name="P1">Overall brightness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0-255</text:p>
          </table:table-cell>
        </table:table-row>
        <table:table-row table:style-name="TableLine94841983410976">
          <table:table-cell table:style-name="Table1.A2" office:value-type="string">
            <text:p text:style-name="P1">R, G, B brightness</text:p>
          </table:table-cell>
          <table:table-cell table:style-name="Table1.A2" office:value-type="string">
            <text:p text:style-name="P1">2, 3, 4</text:p>
          </table:table-cell>
          <table:table-cell table:style-name="Table1.C2" office:value-type="string">
            <text:p text:style-name="P1">0-255</text:p>
          </table:table-cell>
        </table:table-row>
        <table:table-row table:style-name="TableLine94841983411792">
          <table:table-cell table:style-name="Table1.A2" office:value-type="string">
            <text:p text:style-name="P1">Strobe</text:p>
          </table:table-cell>
          <table:table-cell table:style-name="Table1.A2" office:value-type="string">
            <text:p text:style-name="P1">5</text:p>
          </table:table-cell>
          <table:table-cell table:style-name="Table1.C2" office:value-type="string">
            <text:p text:style-name="P1">0=off, <text:span text:style-name="T1">128=slow, 192=medium, 240=fast, 255=strobe</text:span></text:p>
          </table:table-cell>
        </table:table-row>
        <table:table-row table:style-name="TableLine94841983412656">
          <table:table-cell table:style-name="Table1.A2" office:value-type="string">
            <text:p text:style-name="P7"><text:span text:style-name="T6">T</text:span><text:span text:style-name="T9">urn t</text:span><text:span text:style-name="T11">o angle</text:span></text:p>
          </table:table-cell>
          <table:table-cell table:style-name="Table1.A2" office:value-type="string">
            <text:p text:style-name="P2">6</text:p>
          </table:table-cell>
          <table:table-cell table:style-name="Table1.C2" office:value-type="string">
            <text:p text:style-name="P6"><text:span text:style-name="T50">(channel 7 must be 0) 0</text:span><text:span text:style-name="T6">=</text:span><text:span text:style-name="T7">0, 72=90, 137=180, </text:span><text:span text:style-name="T8">202=270</text:span><text:span text:style-name="T50"> degrees AC (approx 1.333 deg per value increment but not linear). Initial angle is set by where chan 7 left it.</text:span></text:p>
          </table:table-cell>
        </table:table-row>
        <table:table-row table:style-name="TableLine94841983413472">
          <table:table-cell table:style-name="Table1.A2" office:value-type="string">
            <text:p text:style-name="P2">Turn <text:span text:style-name="T51">continuously</text:span></text:p>
          </table:table-cell>
          <table:table-cell table:style-name="Table1.A2" office:value-type="string">
            <text:p text:style-name="P2">7</text:p>
          </table:table-cell>
          <table:table-cell table:style-name="Table1.C2" office:value-type="string">
            <text:p text:style-name="P3">0=stop, <text:span text:style-name="T2">1=fast AC, 64=medium AC, 127=slow AC, 128=slow CW, 192=med CW, 255=fast CW. </text:span><text:span text:style-name="T10">When channel 7 returns to 0 the mirrors will turn AC by the amount set in channel 6 before stopping.</text:span></text:p>
          </table:table-cell>
        </table:table-row>
        <table:table-row table:style-name="TableLine94841983414512">
          <table:table-cell table:style-name="Table1.A2" office:value-type="string">
            <text:p text:style-name="P9">Automatics</text:p>
          </table:table-cell>
          <table:table-cell table:style-name="Table1.A2" office:value-type="string">
            <text:p text:style-name="P9">8</text:p>
          </table:table-cell>
          <table:table-cell table:style-name="Table1.C2" office:value-type="string">
            <text:p text:style-name="P10">101, <text:span text:style-name="T52">125, 150</text:span>=slow, <text:span text:style-name="T52">med, fast</text:span> random, flashing, <text:span text:style-name="T52">151, 175, 200=slow, med, fast random, fading, 201, 225, 250=slow, med, fast random, fading (sparser than 151-200), 251-255=sound activated</text:span></text:p>
          </table:table-cell>
        </table:table-row>
      </table:table>
      <text:p text:style-name="P8"/>
      <text:h text:style-name="P11" text:outline-level="2"><text:span text:style-name="T79">UK36: </text:span>DMX controlled RGB flood lights <text:span text:style-name="T62">(U.King 36 LED </text:span><text:span text:style-name="T47">8</text:span><text:span text:style-name="T62"> Channel)</text:span></text:h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42016596608"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Channel</text:p>
          </table:table-cell>
          <table:table-cell table:style-name="Table2.C1" office:value-type="string">
            <text:p text:style-name="P13">Values</text:p>
          </table:table-cell>
        </table:table-row>
        <table:table-row table:style-name="TableLine94842032635392">
          <table:table-cell table:style-name="Table2.A2" office:value-type="string">
            <text:p text:style-name="P25">Overall brightness</text:p>
          </table:table-cell>
          <table:table-cell table:style-name="Table2.A2" office:value-type="string">
            <text:p text:style-name="P25">1</text:p>
          </table:table-cell>
          <table:table-cell table:style-name="Table2.C2" office:value-type="string">
            <text:p text:style-name="P25">0-255 <text:span text:style-name="T53">(channel 6 must be 0-10)</text:span></text:p>
          </table:table-cell>
        </table:table-row>
        <table:table-row table:style-name="TableLine94842017753600">
          <table:table-cell table:style-name="Table2.A2" office:value-type="string">
            <text:p text:style-name="P25">R, G, B brightness</text:p>
          </table:table-cell>
          <table:table-cell table:style-name="Table2.A2" office:value-type="string">
            <text:p text:style-name="P25">2, 3, 4</text:p>
          </table:table-cell>
          <table:table-cell table:style-name="Table2.C2" office:value-type="string">
            <text:p text:style-name="P25">0-255 <text:span text:style-name="T53">(channel 6 must be 0-10)</text:span></text:p>
          </table:table-cell>
        </table:table-row>
        <table:table-row table:style-name="TableLine94842031883040">
          <table:table-cell table:style-name="Table2.A2" office:value-type="string">
            <text:p text:style-name="P25">Strobe</text:p>
          </table:table-cell>
          <table:table-cell table:style-name="Table2.A2" office:value-type="string">
            <text:p text:style-name="P25">5</text:p>
          </table:table-cell>
          <table:table-cell table:style-name="Table2.C2" office:value-type="string">
            <text:p text:style-name="P25">0=off, <text:span text:style-name="T1">128=</text:span><text:span text:style-name="T82">v.</text:span><text:span text:style-name="T1">slow</text:span><text:span text:style-name="T80">(2.5s)</text:span><text:span text:style-name="T1">, 192=</text:span><text:span text:style-name="T82">slow</text:span><text:span text:style-name="T81">(1/s),</text:span><text:span text:style-name="T1"> </text:span><text:span text:style-name="T82">224=med(2/s), </text:span><text:span text:style-name="T1">240=fast (channel 6 must be 0-10)</text:span></text:p>
          </table:table-cell>
        </table:table-row>
        <table:table-row table:style-name="TableLine94841985676720">
          <table:table-cell table:style-name="Table2.A2" office:value-type="string">
            <text:p text:style-name="P15"><text:span text:style-name="T9">C</text:span><text:span text:style-name="T4">olour change</text:span></text:p>
          </table:table-cell>
          <table:table-cell table:style-name="Table2.A2" office:value-type="string">
            <text:p text:style-name="P27">6</text:p>
          </table:table-cell>
          <table:table-cell table:style-name="Table2.C2" office:value-type="string">
            <text:p text:style-name="P15">0-10 no effect, 11-60=static (hue controlled by channel 7),</text:p>
            <text:p text:style-name="P15">61-110=smooth transition, 111-160=smooth transition through black, </text:p>
            <text:p text:style-name="P15">161-210=colour sequence, </text:p>
            <text:p text:style-name="P17">(for 61-210 speed is controlled by channel 7)</text:p>
            <text:p text:style-name="P30"><text:span text:style-name="T12">2</text:span><text:span text:style-name="T13">11-255=sound activated sequence</text:span></text:p>
          </table:table-cell>
        </table:table-row>
        <table:table-row table:style-name="TableLine94841985702448">
          <table:table-cell table:style-name="Table2.A2" office:value-type="string">
            <text:p text:style-name="P18">Hue or </text:p>
            <text:p text:style-name="P20">Transition speed</text:p>
          </table:table-cell>
          <table:table-cell table:style-name="Table2.A2" office:value-type="string">
            <text:p text:style-name="P27">7</text:p>
          </table:table-cell>
          <table:table-cell table:style-name="Table2.C2" office:value-type="string">
            <text:p text:style-name="P18">(channel 6 <text:span text:style-name="T58">must be </text:span>11-60) 0=<text:span text:style-name="T57">red, via 43=yellow to 85=green, via 128=cyan to 170=blue, via 213=magenta to 255=nearly red</text:span></text:p>
            <text:p text:style-name="P21"><text:span text:style-name="T56">(channel 6 must be 11-210) </text:span>0<text:span text:style-name="T55">=stop, 32=5s, 128=3s, 192=2s, 255=1s</text:span></text:p>
          </table:table-cell>
        </table:table-row>
        <table:table-row table:style-name="TableLine94841986075712">
          <table:table-cell table:style-name="Table2.A2" office:value-type="string">
            <text:p text:style-name="P28">Automatics</text:p>
          </table:table-cell>
          <table:table-cell table:style-name="Table2.A2" office:value-type="string">
            <text:p text:style-name="P28">8</text:p>
          </table:table-cell>
          <table:table-cell table:style-name="Table2.C2" office:value-type="string">
            <text:p text:style-name="P29">101, <text:span text:style-name="T52">125, 150</text:span>=slow, <text:span text:style-name="T52">med, fast</text:span> random, flashing, <text:span text:style-name="T52">151, 175, 200=slow, med, fast random, fading, 201, 225, 250=slow, med, fast random, fading (sparser than 151-200), 251-255=sound activated</text:span></text:p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841986078864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>0-42</text:p>
          </table:table-cell>
          <table:table-cell table:style-name="Table3.A1" office:value-type="string">
            <text:p text:style-name="P38">43-85</text:p>
          </table:table-cell>
          <table:table-cell table:style-name="Table3.A1" office:value-type="string">
            <text:p text:style-name="P38">86-128</text:p>
          </table:table-cell>
          <table:table-cell table:style-name="Table3.A1" office:value-type="string">
            <text:p text:style-name="P38">129-171</text:p>
          </table:table-cell>
          <table:table-cell table:style-name="Table3.A1" office:value-type="string">
            <text:p text:style-name="P38">172-215</text:p>
          </table:table-cell>
          <table:table-cell table:style-name="Table3.G1" office:value-type="string">
            <text:p text:style-name="P38">216-258</text:p>
          </table:table-cell>
        </table:table-row>
        <table:table-row table:style-name="TableLine94842014551776">
          <table:table-cell table:style-name="Table3.A2" office:value-type="string">
            <text:p text:style-name="P39">Red</text:p>
          </table:table-cell>
          <table:table-cell table:style-name="Table3.A2" office:value-type="string">
            <text:p text:style-name="P38">100</text:p>
          </table:table-cell>
          <table:table-cell table:style-name="Table3.A2" office:value-type="string">
            <text:p text:style-name="P38">100-0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0-<text:span text:style-name="T60">100</text:span></text:p>
          </table:table-cell>
          <table:table-cell table:style-name="Table3.G2" office:value-type="string">
            <text:p text:style-name="P38">100</text:p>
          </table:table-cell>
        </table:table-row>
        <table:table-row table:style-name="TableLine94842016828800">
          <table:table-cell table:style-name="Table3.A2" office:value-type="string">
            <text:p text:style-name="P39">Green</text:p>
          </table:table-cell>
          <table:table-cell table:style-name="Table3.A2" office:value-type="string">
            <text:p text:style-name="P38">0-<text:span text:style-name="T59">100</text:span></text:p>
          </table:table-cell>
          <table:table-cell table:style-name="Table3.A2" office:value-type="string">
            <text:p text:style-name="P38">100</text:p>
          </table:table-cell>
          <table:table-cell table:style-name="Table3.A2" office:value-type="string">
            <text:p text:style-name="P38">100</text:p>
          </table:table-cell>
          <table:table-cell table:style-name="Table3.A2" office:value-type="string">
            <text:p text:style-name="P38"><text:span text:style-name="T60">100-</text:span>0</text:p>
          </table:table-cell>
          <table:table-cell table:style-name="Table3.A2" office:value-type="string">
            <text:p text:style-name="P38">0</text:p>
          </table:table-cell>
          <table:table-cell table:style-name="Table3.G2" office:value-type="string">
            <text:p text:style-name="P38">0</text:p>
          </table:table-cell>
        </table:table-row>
        <table:table-row table:style-name="TableLine94842016874720">
          <table:table-cell table:style-name="Table3.A2" office:value-type="string">
            <text:p text:style-name="P39">Blue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40">0-100</text:p>
          </table:table-cell>
          <table:table-cell table:style-name="Table3.A2" office:value-type="string">
            <text:p text:style-name="P40">100</text:p>
          </table:table-cell>
          <table:table-cell table:style-name="Table3.A2" office:value-type="string">
            <text:p text:style-name="P40">100</text:p>
          </table:table-cell>
          <table:table-cell table:style-name="Table3.G2" office:value-type="string">
            <text:p text:style-name="P40">100-0</text:p>
          </table:table-cell>
        </table:table-row>
      </table:table>
      <text:p text:style-name="P24"/>
      <text:p text:style-name="P24">R=min(51<text:span text:style-name="T61">0</text:span>-6*v, 255)</text:p>
      <text:h text:style-name="P11" text:outline-level="2"><text:span text:style-name="T79">WP6: </text:span>DMX controlled <text:span text:style-name="T63">waterproof </text:span>RGB<text:span text:style-name="T83">W</text:span> flood lights <text:span text:style-name="T62">(6 LED </text:span><text:span text:style-name="T63">8</text:span><text:span text:style-name="T62"> Channel)</text:span></text:h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842029534592">
          <table:table-cell table:style-name="Table4.A1" office:value-type="string">
            <text:p text:style-name="P13">Description</text:p>
          </table:table-cell>
          <table:table-cell table:style-name="Table4.A1" office:value-type="string">
            <text:p text:style-name="P13">Channel</text:p>
          </table:table-cell>
          <table:table-cell table:style-name="Table4.C1" office:value-type="string">
            <text:p text:style-name="P13">Values</text:p>
          </table:table-cell>
        </table:table-row>
        <table:table-row table:style-name="TableLine94841990893824">
          <table:table-cell table:style-name="Table4.A2" office:value-type="string">
            <text:p text:style-name="P25">Overall brightness</text:p>
          </table:table-cell>
          <table:table-cell table:style-name="Table4.A2" office:value-type="string">
            <text:p text:style-name="P25">1</text:p>
          </table:table-cell>
          <table:table-cell table:style-name="Table4.C2" office:value-type="string">
            <text:p text:style-name="P25">0-255 <text:span text:style-name="T53">(channel </text:span><text:span text:style-name="T63">7</text:span><text:span text:style-name="T53"> must be 0-</text:span><text:span text:style-name="T63">5</text:span><text:span text:style-name="T53">0)</text:span></text:p>
          </table:table-cell>
        </table:table-row>
        <table:table-row table:style-name="TableLine94842029908624">
          <table:table-cell table:style-name="Table4.A2" office:value-type="string">
            <text:p text:style-name="P25">R, G, B, <text:span text:style-name="T63">W</text:span> brightness</text:p>
          </table:table-cell>
          <table:table-cell table:style-name="Table4.A2" office:value-type="string">
            <text:p text:style-name="P25">2, 3, 4, <text:span text:style-name="T63">5</text:span></text:p>
          </table:table-cell>
          <table:table-cell table:style-name="Table4.C2" office:value-type="string">
            <text:p text:style-name="P25">0-255 <text:span text:style-name="T53">(channel </text:span><text:span text:style-name="T68">7</text:span><text:span text:style-name="T53"> must be 0-</text:span><text:span text:style-name="T63">5</text:span><text:span text:style-name="T53">0)</text:span></text:p>
          </table:table-cell>
        </table:table-row>
        <table:table-row table:style-name="TableLine94842017185088">
          <table:table-cell table:style-name="Table4.A2" office:value-type="string">
            <text:p text:style-name="P25">Strobe</text:p>
          </table:table-cell>
          <table:table-cell table:style-name="Table4.A2" office:value-type="string">
            <text:p text:style-name="P31">6</text:p>
          </table:table-cell>
          <table:table-cell table:style-name="Table4.C2" office:value-type="string">
            <text:p text:style-name="P30"><text:span text:style-name="T64">0=off, </text:span><text:span text:style-name="T15">5</text:span><text:span text:style-name="T1">=slow</text:span><text:span text:style-name="T65">(1/s)</text:span><text:span text:style-name="T1">, 1</text:span><text:span text:style-name="T67">28</text:span><text:span text:style-name="T1">=medium</text:span><text:span text:style-name="T66">(</text:span><text:span text:style-name="T67">2</text:span><text:span text:style-name="T66">/s)</text:span><text:span text:style-name="T1">, 2</text:span><text:span text:style-name="T69">2</text:span><text:span text:style-name="T1">0=fast, </text:span><text:span text:style-name="T69">2</text:span><text:span text:style-name="T70">40=flicker</text:span><text:span text:style-name="T1"> (channel </text:span><text:span text:style-name="T68">7</text:span><text:span text:style-name="T1"> must be 0-</text:span><text:span text:style-name="T68">5</text:span><text:span text:style-name="T1">0)</text:span></text:p>
          </table:table-cell>
        </table:table-row>
        <table:table-row table:style-name="TableLine94842017142864">
          <table:table-cell table:style-name="Table4.A2" office:value-type="string">
            <text:p text:style-name="P15"><text:span text:style-name="T9">C</text:span><text:span text:style-name="T4">olour change</text:span></text:p>
          </table:table-cell>
          <table:table-cell table:style-name="Table4.A2" office:value-type="string">
            <text:p text:style-name="P31">7</text:p>
          </table:table-cell>
          <table:table-cell table:style-name="Table4.C2" office:value-type="string">
            <text:p text:style-name="P30"><text:span text:style-name="T54">0-</text:span><text:span text:style-name="T70">5</text:span><text:span text:style-name="T54">0 no effect, </text:span><text:span text:style-name="T16">5</text:span><text:span text:style-name="T40">1</text:span><text:span text:style-name="T54">-</text:span><text:span text:style-name="T70">10</text:span><text:span text:style-name="T54">0=static (hue controlled by channel </text:span><text:span text:style-name="T70">8</text:span><text:span text:style-name="T54">),</text:span></text:p>
            <text:p text:style-name="P30"><text:soft-page-break/><text:span text:style-name="T17">101-150</text:span><text:span text:style-name="T54">=</text:span><text:span text:style-name="T18">square</text:span><text:span text:style-name="T71"> transition, </text:span><text:span text:style-name="T72">151-200=</text:span><text:span text:style-name="T73">sine </text:span><text:span text:style-name="T54">transition, </text:span><text:span text:style-name="T20">201</text:span><text:span text:style-name="T54">-</text:span><text:span text:style-name="T74">25</text:span><text:span text:style-name="T54">0=</text:span><text:span text:style-name="T73">triangle transition</text:span><text:span text:style-name="T54"> </text:span><text:span text:style-name="T14">(for </text:span><text:span text:style-name="T20">101</text:span><text:span text:style-name="T14">-</text:span><text:span text:style-name="T20">25</text:span><text:span text:style-name="T14">0 speed is controlled by channel </text:span><text:span text:style-name="T19">8</text:span><text:span text:style-name="T14">)</text:span></text:p>
            <text:p text:style-name="P30"><text:span text:style-name="T12">2</text:span><text:span text:style-name="T19">5</text:span><text:span text:style-name="T13">1-255=sound activated sequence</text:span></text:p>
          </table:table-cell>
        </table:table-row>
        <table:table-row table:style-name="TableLine94842016936512">
          <table:table-cell table:style-name="Table4.A2" office:value-type="string">
            <text:p text:style-name="P18">Hue </text:p>
            <text:p text:style-name="P18"/>
            <text:p text:style-name="P30"><text:span text:style-name="T29">Square</text:span><text:span text:style-name="T13"> speed</text:span></text:p>
            <text:p text:style-name="P30"><text:span text:style-name="T13"/></text:p>
            <text:p text:style-name="P32"><text:span text:style-name="T13">S</text:span><text:span text:style-name="T4">ine </text:span><text:span text:style-name="T36">speed</text:span></text:p>
            <text:p text:style-name="P32"><text:span text:style-name="T4">Triangle speed</text:span></text:p>
          </table:table-cell>
          <table:table-cell table:style-name="Table4.A2" office:value-type="string">
            <text:p text:style-name="P31">8</text:p>
          </table:table-cell>
          <table:table-cell table:style-name="Table4.C2" office:value-type="string">
            <text:p text:style-name="P30"><text:span text:style-name="T21">(channel </text:span><text:span text:style-name="T22">7</text:span><text:span text:style-name="T21"> </text:span><text:span text:style-name="T23">must be </text:span><text:span text:style-name="T22">50</text:span><text:span text:style-name="T21">-</text:span><text:span text:style-name="T22">10</text:span><text:span text:style-name="T21">0) 0-</text:span><text:span text:style-name="T24">31</text:span><text:span text:style-name="T21">=</text:span><text:span text:style-name="T25">red, </text:span><text:span text:style-name="T24">32-63</text:span><text:span text:style-name="T25">=green, </text:span><text:span text:style-name="T26">64-95</text:span><text:span text:style-name="T25">=blue, </text:span><text:span text:style-name="T26">96-127=</text:span><text:span text:style-name="T28">grey</text:span><text:span text:style-name="T26">, </text:span><text:span text:style-name="T27">128-159=yellow, 160-191</text:span><text:span text:style-name="T25">=magenta, </text:span><text:span text:style-name="T28">192-223=cyan, 224-255=white</text:span></text:p>
            <text:p text:style-name="P22"><text:span text:style-name="T56">(channel </text:span><text:span text:style-name="T75">7</text:span><text:span text:style-name="T56"> must be </text:span><text:span text:style-name="T75">101</text:span><text:span text:style-name="T56">-</text:span><text:span text:style-name="T75">150</text:span><text:span text:style-name="T56">) </text:span><text:span text:style-name="T76">0=stop, 128=6s/colour, </text:span><text:span text:style-name="T77">180=4s/colour, 220=2s/colour, 240=8s/cycle, </text:span><text:span text:style-name="T78">250=2s/cycle, 255=1s/cycle</text:span></text:p>
            <text:p text:style-name="P34"><text:span text:style-name="T30">(channel </text:span><text:span text:style-name="T31">7</text:span><text:span text:style-name="T30"> must be </text:span><text:span text:style-name="T31">1</text:span><text:span text:style-name="T32">5</text:span><text:span text:style-name="T31">1</text:span><text:span text:style-name="T30">-</text:span><text:span text:style-name="T32">2</text:span><text:span text:style-name="T31">0</text:span><text:span text:style-name="T36">0</text:span><text:span text:style-name="T30">) </text:span><text:span text:style-name="T33">0=stop, </text:span><text:span text:style-name="T34">20</text:span><text:span text:style-name="T29">0=</text:span><text:span text:style-name="T34">3mins</text:span><text:span text:style-name="T29">/cycle, 255=</text:span><text:span text:style-name="T35">40</text:span><text:span text:style-name="T29">s/cycle</text:span></text:p>
            <text:p text:style-name="P34"><text:span text:style-name="T30">(channel </text:span><text:span text:style-name="T31">7</text:span><text:span text:style-name="T30"> must be </text:span><text:span text:style-name="T36">201</text:span><text:span text:style-name="T30">-</text:span><text:span text:style-name="T32">2</text:span><text:span text:style-name="T36">50</text:span><text:span text:style-name="T30">) </text:span><text:span text:style-name="T33">0=stop, </text:span><text:span text:style-name="T34">20</text:span><text:span text:style-name="T29">0=</text:span><text:span text:style-name="T37">1</text:span><text:span text:style-name="T34">min</text:span><text:span text:style-name="T29">/cycle, 255=</text:span><text:span text:style-name="T36">15</text:span><text:span text:style-name="T29">s/cycle</text:span></text:p>
          </table:table-cell>
        </table:table-row>
      </table:table>
      <text:h text:style-name="P12" text:outline-level="2"><text:span text:style-name="T48">SS54</text:span><text:span text:style-name="T79">: </text:span>DMX controlled RGB flood lights <text:span text:style-name="T62">(</text:span><text:span text:style-name="T83">54</text:span><text:span text:style-name="T62"> LED </text:span><text:span text:style-name="T83">7</text:span><text:span text:style-name="T62"> Channel)</text:span></text:h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42013812208">
          <table:table-cell table:style-name="Table5.A1" office:value-type="string">
            <text:p text:style-name="P14">Description</text:p>
          </table:table-cell>
          <table:table-cell table:style-name="Table5.A1" office:value-type="string">
            <text:p text:style-name="P14">Channel</text:p>
          </table:table-cell>
          <table:table-cell table:style-name="Table5.C1" office:value-type="string">
            <text:p text:style-name="P14">Values</text:p>
          </table:table-cell>
        </table:table-row>
        <table:table-row table:style-name="TableLine94841933965632">
          <table:table-cell table:style-name="Table5.A2" office:value-type="string">
            <text:p text:style-name="P26">Overall brightness</text:p>
          </table:table-cell>
          <table:table-cell table:style-name="Table5.A2" office:value-type="string">
            <text:p text:style-name="P26">1</text:p>
          </table:table-cell>
          <table:table-cell table:style-name="Table5.C2" office:value-type="string">
            <text:p text:style-name="P26">0-255 <text:span text:style-name="T53">(channel </text:span><text:span text:style-name="T83">6 </text:span><text:span text:style-name="T53">must be 0-</text:span><text:span text:style-name="T63">5</text:span><text:span text:style-name="T53">0)</text:span></text:p>
          </table:table-cell>
        </table:table-row>
        <table:table-row table:style-name="TableLine94842017152944">
          <table:table-cell table:style-name="Table5.A2" office:value-type="string">
            <text:p text:style-name="P26">R, G, B brightness</text:p>
          </table:table-cell>
          <table:table-cell table:style-name="Table5.A2" office:value-type="string">
            <text:p text:style-name="P26">2, 3, 4</text:p>
          </table:table-cell>
          <table:table-cell table:style-name="Table5.C2" office:value-type="string">
            <text:p text:style-name="P26">0-255 <text:span text:style-name="T53">(channel </text:span><text:span text:style-name="T83">6 </text:span><text:span text:style-name="T53">must be 0-</text:span><text:span text:style-name="T63">5</text:span><text:span text:style-name="T53">0)</text:span></text:p>
          </table:table-cell>
        </table:table-row>
        <table:table-row table:style-name="TableLine94841982030720">
          <table:table-cell table:style-name="Table5.A2" office:value-type="string">
            <text:p text:style-name="P26">Strobe</text:p>
          </table:table-cell>
          <table:table-cell table:style-name="Table5.A2" office:value-type="string">
            <text:p text:style-name="P37">5</text:p>
          </table:table-cell>
          <table:table-cell table:style-name="Table5.C2" office:value-type="string">
            <text:p text:style-name="P35"><text:span text:style-name="T64">0=off, </text:span><text:span text:style-name="T85">240=v.slow(2s), </text:span><text:span text:style-name="T84">2</text:span><text:span text:style-name="T15">5</text:span><text:span text:style-name="T38">0</text:span><text:span text:style-name="T1">=slow</text:span><text:span text:style-name="T65">(1/s)</text:span><text:span text:style-name="T1">, </text:span><text:span text:style-name="T39">254</text:span><text:span text:style-name="T1">=medium</text:span><text:span text:style-name="T66">(</text:span><text:span text:style-name="T67">2</text:span><text:span text:style-name="T66">/s)</text:span><text:span text:style-name="T1">, 2</text:span><text:span text:style-name="T86">55</text:span><text:span text:style-name="T1">=fast (channel </text:span><text:span text:style-name="T86">6</text:span><text:span text:style-name="T1"> must be 0-</text:span><text:span text:style-name="T68">5</text:span><text:span text:style-name="T1">0)</text:span></text:p>
          </table:table-cell>
        </table:table-row>
        <table:table-row table:style-name="TableLine94841996088608">
          <table:table-cell table:style-name="Table5.A2" office:value-type="string">
            <text:p text:style-name="P16"><text:span text:style-name="T9">C</text:span><text:span text:style-name="T4">olour change</text:span></text:p>
          </table:table-cell>
          <table:table-cell table:style-name="Table5.A2" office:value-type="string">
            <text:p text:style-name="P37">6</text:p>
          </table:table-cell>
          <table:table-cell table:style-name="Table5.C2" office:value-type="string">
            <text:p text:style-name="P35"><text:span text:style-name="T54">0-</text:span><text:span text:style-name="T70">5</text:span><text:span text:style-name="T54">0 no effect, </text:span><text:span text:style-name="T16">5</text:span><text:span text:style-name="T40">1</text:span><text:span text:style-name="T54">-</text:span><text:span text:style-name="T70">10</text:span><text:span text:style-name="T54">0=static (hue controlled by channel </text:span><text:span text:style-name="T87">7</text:span><text:span text:style-name="T54">),</text:span></text:p>
            <text:p text:style-name="P35"><text:span text:style-name="T17">101-150</text:span><text:span text:style-name="T54">=</text:span><text:span text:style-name="T18">square</text:span><text:span text:style-name="T71"> transition, </text:span><text:span text:style-name="T72">151-200=</text:span><text:span text:style-name="T73">sine </text:span><text:span text:style-name="T54">transition, </text:span><text:span text:style-name="T20">201</text:span><text:span text:style-name="T54">-</text:span><text:span text:style-name="T74">25</text:span><text:span text:style-name="T54">0=</text:span><text:span text:style-name="T73">triangle transition</text:span><text:span text:style-name="T54"> </text:span><text:span text:style-name="T14">(for </text:span><text:span text:style-name="T20">101</text:span><text:span text:style-name="T14">-</text:span><text:span text:style-name="T20">25</text:span><text:span text:style-name="T14">0 speed is controlled by channel </text:span><text:span text:style-name="T19">8</text:span><text:span text:style-name="T14">)</text:span></text:p>
            <text:p text:style-name="P35"><text:span text:style-name="T12">2</text:span><text:span text:style-name="T19">5</text:span><text:span text:style-name="T13">1-255=sound activated sequence</text:span></text:p>
          </table:table-cell>
        </table:table-row>
        <table:table-row table:style-name="TableLine94842014664576">
          <table:table-cell table:style-name="Table5.A2" office:value-type="string">
            <text:p text:style-name="P19">Hue </text:p>
            <text:p text:style-name="P19"/>
            <text:p text:style-name="P35"><text:span text:style-name="T29">Square</text:span><text:span text:style-name="T13"> speed</text:span></text:p>
            <text:p text:style-name="P35"><text:span text:style-name="T13"/></text:p>
            <text:p text:style-name="P33"><text:span text:style-name="T13">S</text:span><text:span text:style-name="T4">ine </text:span><text:span text:style-name="T36">speed</text:span></text:p>
            <text:p text:style-name="P33"><text:span text:style-name="T4">Triangle speed</text:span></text:p>
          </table:table-cell>
          <table:table-cell table:style-name="Table5.A2" office:value-type="string">
            <text:p text:style-name="P37">7</text:p>
          </table:table-cell>
          <table:table-cell table:style-name="Table5.C2" office:value-type="string">
            <text:p text:style-name="P35"><text:span text:style-name="T21">(channel </text:span><text:span text:style-name="T40">6</text:span><text:span text:style-name="T21"> </text:span><text:span text:style-name="T23">must be </text:span><text:span text:style-name="T22">50</text:span><text:span text:style-name="T21">-</text:span><text:span text:style-name="T22">10</text:span><text:span text:style-name="T21">0) 0-</text:span><text:span text:style-name="T24">31</text:span><text:span text:style-name="T21">=</text:span><text:span text:style-name="T25">red, </text:span><text:span text:style-name="T24">32-63</text:span><text:span text:style-name="T25">=green, </text:span><text:span text:style-name="T26">64-95</text:span><text:span text:style-name="T25">=blue, </text:span><text:span text:style-name="T26">96-127=</text:span><text:span text:style-name="T28">grey</text:span><text:span text:style-name="T26">, </text:span><text:span text:style-name="T27">128-159=yellow, 160-191</text:span><text:span text:style-name="T25">=magenta, </text:span><text:span text:style-name="T28">192-223=cyan, 224-255=white</text:span></text:p>
            <text:p text:style-name="P23"><text:span text:style-name="T56">(channel </text:span><text:span text:style-name="T87">6</text:span><text:span text:style-name="T56"> must be </text:span><text:span text:style-name="T75">101</text:span><text:span text:style-name="T56">-</text:span><text:span text:style-name="T75">150</text:span><text:span text:style-name="T56">) </text:span><text:span text:style-name="T76">0=stop, 128=</text:span><text:span text:style-name="T90">5</text:span><text:span text:style-name="T76">s/colour, </text:span><text:span text:style-name="T77">180=</text:span><text:span text:style-name="T90">2.5</text:span><text:span text:style-name="T77">s/colour, 220=2s/colour, 240=</text:span><text:span text:style-name="T89">12</text:span><text:span text:style-name="T77">s/cycle, </text:span><text:span text:style-name="T78">250=</text:span><text:span text:style-name="T88">10</text:span><text:span text:style-name="T78">s/cycle, 255=</text:span><text:span text:style-name="T88">8</text:span><text:span text:style-name="T78">s/cycle</text:span></text:p>
            <text:p text:style-name="P35"><text:span text:style-name="T30">(channel </text:span><text:span text:style-name="T40">6</text:span><text:span text:style-name="T30"> must be </text:span><text:span text:style-name="T31">1</text:span><text:span text:style-name="T32">5</text:span><text:span text:style-name="T31">1</text:span><text:span text:style-name="T30">-</text:span><text:span text:style-name="T32">2</text:span><text:span text:style-name="T31">0</text:span><text:span text:style-name="T36">0</text:span><text:span text:style-name="T30">) </text:span><text:span text:style-name="T33">0=stop, </text:span><text:span text:style-name="T34">2</text:span><text:span text:style-name="T42">4</text:span><text:span text:style-name="T29">0=</text:span><text:span text:style-name="T34">3.</text:span><text:span text:style-name="T42">5</text:span><text:span text:style-name="T34">mins</text:span><text:span text:style-name="T29">/cycle, 255=</text:span><text:span text:style-name="T41">5</text:span><text:span text:style-name="T35">0</text:span><text:span text:style-name="T29">s/cycle</text:span></text:p>
            <text:p text:style-name="P35"><text:span text:style-name="T30">(channel </text:span><text:span text:style-name="T40">6</text:span><text:span text:style-name="T30"> must be </text:span><text:span text:style-name="T36">201</text:span><text:span text:style-name="T30">-</text:span><text:span text:style-name="T32">2</text:span><text:span text:style-name="T36">50</text:span><text:span text:style-name="T30">) </text:span><text:span text:style-name="T33">0=stop, </text:span><text:span text:style-name="T34">2</text:span><text:span text:style-name="T44">54</text:span><text:span text:style-name="T29">=</text:span><text:span text:style-name="T44">40s</text:span><text:span text:style-name="T29">/cycle, 255=</text:span><text:span text:style-name="T43">20</text:span><text:span text:style-name="T29">s/cycle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ius ADF No2" fo:font-family="'Gillius ADF No2'" style:font-style-name="Regular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Standard" style:class="text" style:master-page-name="">
      <style:paragraph-properties fo:margin-top="0.3cm" fo:margin-bottom="0.199cm" style:contextual-spacing="false" fo:keep-together="always" style:page-number="auto" fo:keep-with-next="always"/>
      <style:text-properties fo:font-size="11pt" fo:font-weight="bold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200%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50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0%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creation-date>2019-11-10T20:38:03.086741105</meta:creation-date>
    <dc:language>en-GB</dc:language>
    <meta:editing-cycles>11</meta:editing-cycles>
    <meta:editing-duration>PT43M41S</meta:editing-duration>
    <meta:initial-creator>Peter</meta:initial-creator>
    <dc:date>2020-11-25T22:53:07.373184552</dc:date>
    <dc:creator>Peter</dc:creator>
    <meta:printed-by>Peter</meta:printed-by>
    <meta:print-date>2019-11-21T22:51:32.059798572</meta:print-date>
    <meta:document-statistic meta:table-count="5" meta:image-count="0" meta:object-count="0" meta:page-count="2" meta:paragraph-count="132" meta:word-count="548" meta:character-count="3691" meta:non-whitespace-character-count="327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../home/peter/.config/libreoffice/4/user/template/Default.ott" meta:date="2019-11-10T20:38:01.889106660"/>
  </office:meta>
</office:document-meta>
</file>